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/>
          <table:table-cell office:value-type="string">
            <text:p>m_y</text:p>
          </table:table-cell>
          <table:table-cell office:value-type="string">
            <text:p>m_z</text:p>
          </table:table-cell>
          <table:table-cell office:value-type="string">
            <text:p>m_size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.45821">
            <text:p>1.45821</text:p>
          </table:table-cell>
          <table:table-cell office:value-type="float" office:value="69.357">
            <text:p>69.357</text:p>
          </table:table-cell>
          <table:table-cell office:value-type="float" office:value="161.767">
            <text:p>161.76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-0.811479">
            <text:p>-0.811479</text:p>
          </table:table-cell>
          <table:table-cell office:value-type="float" office:value="34.355">
            <text:p>34.355</text:p>
          </table:table-cell>
          <table:table-cell office:value-type="float" office:value="74.74">
            <text:p>74.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-1.468">
            <text:p>-1.468</text:p>
          </table:table-cell>
          <table:table-cell office:value-type="float" office:value="23.611">
            <text:p>23.611</text:p>
          </table:table-cell>
          <table:table-cell office:value-type="float" office:value="49.21">
            <text:p>49.2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-2.008">
            <text:p>-2.008</text:p>
          </table:table-cell>
          <table:table-cell office:value-type="float" office:value="17.17">
            <text:p>17.17</text:p>
          </table:table-cell>
          <table:table-cell office:value-type="float" office:value="36.51">
            <text:p>36.5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212">
            <text:p>0.212</text:p>
          </table:table-cell>
          <table:table-cell office:value-type="float" office:value="15.3166">
            <text:p>15.3166</text:p>
          </table:table-cell>
          <table:table-cell office:value-type="float" office:value="30.38">
            <text:p>30.3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25">
            <text:p>0.25</text:p>
          </table:table-cell>
          <table:table-cell office:value-type="float" office:value="12.977">
            <text:p>12.977</text:p>
          </table:table-cell>
          <table:table-cell office:value-type="float" office:value="26.5">
            <text:p>26.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00102">
            <text:p>0.00102</text:p>
          </table:table-cell>
          <table:table-cell office:value-type="float" office:value="11.3122">
            <text:p>11.3122</text:p>
          </table:table-cell>
          <table:table-cell office:value-type="float" office:value="22.79">
            <text:p>22.7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43">
            <text:p>0.43</text:p>
          </table:table-cell>
          <table:table-cell office:value-type="float" office:value="11.23">
            <text:p>11.23</text:p>
          </table:table-cell>
          <table:table-cell office:value-type="float" office:value="21.15">
            <text:p>21.1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53578">
            <text:p>0.53578</text:p>
          </table:table-cell>
          <table:table-cell office:value-type="float" office:value="10.6153">
            <text:p>10.6153</text:p>
          </table:table-cell>
          <table:table-cell office:value-type="float" office:value="19.807">
            <text:p>19.80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8714">
            <text:p>0.8714</text:p>
          </table:table-cell>
          <table:table-cell office:value-type="float" office:value="9.925">
            <text:p>9.925</text:p>
          </table:table-cell>
          <table:table-cell office:value-type="float" office:value="17.483">
            <text:p>17.48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2.59">
            <text:p>2.59</text:p>
          </table:table-cell>
          <table:table-cell office:value-type="float" office:value="7.1636">
            <text:p>7.1636</text:p>
          </table:table-cell>
          <table:table-cell office:value-type="float" office:value="13.9559">
            <text:p>13.9559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.6282">
            <text:p>1.6282</text:p>
          </table:table-cell>
          <table:table-cell office:value-type="float" office:value="6.8358">
            <text:p>6.8358</text:p>
          </table:table-cell>
          <table:table-cell office:value-type="float" office:value="12.3998">
            <text:p>12.3998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0.684833">
            <text:p>0.684833</text:p>
          </table:table-cell>
          <table:table-cell office:value-type="float" office:value="6.6">
            <text:p>6.6</text:p>
          </table:table-cell>
          <table:table-cell office:value-type="float" office:value="12.22">
            <text:p>12.2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36.669">
            <text:p>-236.669</text:p>
          </table:table-cell>
          <table:table-cell office:value-type="float" office:value="65.7308">
            <text:p>65.7308</text:p>
          </table:table-cell>
          <table:table-cell office:value-type="float" office:value="148.92">
            <text:p>148.9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117.244">
            <text:p>-117.244</text:p>
          </table:table-cell>
          <table:table-cell office:value-type="float" office:value="33.6287">
            <text:p>33.6287</text:p>
          </table:table-cell>
          <table:table-cell office:value-type="float" office:value="86.5505">
            <text:p>86.550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75.1291">
            <text:p>-75.1291</text:p>
          </table:table-cell>
          <table:table-cell office:value-type="float" office:value="23.5099">
            <text:p>23.5099</text:p>
          </table:table-cell>
          <table:table-cell office:value-type="float" office:value="57.2127">
            <text:p>57.212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54.2736">
            <text:p>-54.2736</text:p>
          </table:table-cell>
          <table:table-cell office:value-type="float" office:value="17.2972">
            <text:p>17.2972</text:p>
          </table:table-cell>
          <table:table-cell office:value-type="float" office:value="42.1226">
            <text:p>42.1226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42.8793">
            <text:p>-42.8793</text:p>
          </table:table-cell>
          <table:table-cell office:value-type="float" office:value="15.5514">
            <text:p>15.5514</text:p>
          </table:table-cell>
          <table:table-cell office:value-type="float" office:value="32.4699">
            <text:p>32.469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35.3166">
            <text:p>-35.3166</text:p>
          </table:table-cell>
          <table:table-cell office:value-type="float" office:value="13.5371">
            <text:p>13.5371</text:p>
          </table:table-cell>
          <table:table-cell office:value-type="float" office:value="28.2454">
            <text:p>28.24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9.4924">
            <text:p>-29.4924</text:p>
          </table:table-cell>
          <table:table-cell office:value-type="float" office:value="12.0561">
            <text:p>12.0561</text:p>
          </table:table-cell>
          <table:table-cell office:value-type="float" office:value="24.852">
            <text:p>24.8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5.883">
            <text:p>-25.883</text:p>
          </table:table-cell>
          <table:table-cell office:value-type="float" office:value="10.5">
            <text:p>10.5</text:p>
          </table:table-cell>
          <table:table-cell office:value-type="float" office:value="19.9257">
            <text:p>19.925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2.68">
            <text:p>-22.68</text:p>
          </table:table-cell>
          <table:table-cell office:value-type="float" office:value="10.23">
            <text:p>10.23</text:p>
          </table:table-cell>
          <table:table-cell office:value-type="float" office:value="18.6745">
            <text:p>18.67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19.58">
            <text:p>-19.58</text:p>
          </table:table-cell>
          <table:table-cell office:value-type="float" office:value="9.86">
            <text:p>9.86</text:p>
          </table:table-cell>
          <table:table-cell office:value-type="float" office:value="16.85">
            <text:p>16.85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20.1">
            <text:p>-20.1</text:p>
          </table:table-cell>
          <table:table-cell office:value-type="float" office:value="7.79">
            <text:p>7.79</text:p>
          </table:table-cell>
          <table:table-cell office:value-type="float" office:value="15.1631">
            <text:p>15.163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19.3972">
            <text:p>-19.3972</text:p>
          </table:table-cell>
          <table:table-cell office:value-type="float" office:value="7.01336">
            <text:p>7.01336</text:p>
          </table:table-cell>
          <table:table-cell office:value-type="float" office:value="13.7981">
            <text:p>13.798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/>
          <table:table-cell office:value-type="float" office:value="-17.2817">
            <text:p>-17.2817</text:p>
          </table:table-cell>
          <table:table-cell office:value-type="float" office:value="6.76956">
            <text:p>6.76956</text:p>
          </table:table-cell>
          <table:table-cell office:value-type="float" office:value="13.3619">
            <text:p>13.361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149.389">
            <text:p>-149.389</text:p>
          </table:table-cell>
          <table:table-cell office:value-type="float" office:value="23.8434">
            <text:p>23.8434</text:p>
          </table:table-cell>
          <table:table-cell office:value-type="float" office:value="60.5118">
            <text:p>60.511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112.44">
            <text:p>-112.44</text:p>
          </table:table-cell>
          <table:table-cell office:value-type="float" office:value="18.879">
            <text:p>18.879</text:p>
          </table:table-cell>
          <table:table-cell office:value-type="float" office:value="47.0302">
            <text:p>47.030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87.043">
            <text:p>-87.043</text:p>
          </table:table-cell>
          <table:table-cell office:value-type="float" office:value="16.0877">
            <text:p>16.0877</text:p>
          </table:table-cell>
          <table:table-cell office:value-type="float" office:value="36.6098">
            <text:p>36.609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73.0742">
            <text:p>-73.0742</text:p>
          </table:table-cell>
          <table:table-cell office:value-type="float" office:value="13.7614">
            <text:p>13.7614</text:p>
          </table:table-cell>
          <table:table-cell office:value-type="float" office:value="29.8362">
            <text:p>29.836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59.9595">
            <text:p>-59.9595</text:p>
          </table:table-cell>
          <table:table-cell office:value-type="float" office:value="11.7409">
            <text:p>11.7409</text:p>
          </table:table-cell>
          <table:table-cell office:value-type="float" office:value="24.633">
            <text:p>24.6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52.5521">
            <text:p>-52.5521</text:p>
          </table:table-cell>
          <table:table-cell office:value-type="float" office:value="11.1331">
            <text:p>11.1331</text:p>
          </table:table-cell>
          <table:table-cell office:value-type="float" office:value="21.8494">
            <text:p>21.849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46.5424">
            <text:p>-46.5424</text:p>
          </table:table-cell>
          <table:table-cell office:value-type="float" office:value="10.2389">
            <text:p>10.2389</text:p>
          </table:table-cell>
          <table:table-cell office:value-type="float" office:value="19.153">
            <text:p>19.15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42.6058">
            <text:p>-42.6058</text:p>
          </table:table-cell>
          <table:table-cell office:value-type="float" office:value="8.35536">
            <text:p>8.35536</text:p>
          </table:table-cell>
          <table:table-cell office:value-type="float" office:value="15.1156">
            <text:p>15.115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40.18">
            <text:p>-40.18</text:p>
          </table:table-cell>
          <table:table-cell office:value-type="float" office:value="7.31">
            <text:p>7.31</text:p>
          </table:table-cell>
          <table:table-cell office:value-type="float" office:value="14.8">
            <text:p>14.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37.022">
            <text:p>-37.022</text:p>
          </table:table-cell>
          <table:table-cell office:value-type="float" office:value="6.724">
            <text:p>6.724</text:p>
          </table:table-cell>
          <table:table-cell office:value-type="float" office:value="12.8244">
            <text:p>12.8244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/>
          <table:table-cell office:value-type="float" office:value="-33.6179">
            <text:p>-33.6179</text:p>
          </table:table-cell>
          <table:table-cell office:value-type="float" office:value="6.224">
            <text:p>6.224</text:p>
          </table:table-cell>
          <table:table-cell office:value-type="float" office:value="12.2567">
            <text:p>12.256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274.43">
            <text:p>-274.43</text:p>
          </table:table-cell>
          <table:table-cell office:value-type="float" office:value="19.32">
            <text:p>19.32</text:p>
          </table:table-cell>
          <table:table-cell office:value-type="float" office:value="47.69">
            <text:p>47.69</text:p>
          </table:table-cell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219.412">
            <text:p>-219.412</text:p>
          </table:table-cell>
          <table:table-cell office:value-type="float" office:value="16.33">
            <text:p>16.33</text:p>
          </table:table-cell>
          <table:table-cell office:value-type="float" office:value="41.1132">
            <text:p>41.1132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179.912">
            <text:p>-179.912</text:p>
          </table:table-cell>
          <table:table-cell office:value-type="float" office:value="14.166">
            <text:p>14.166</text:p>
          </table:table-cell>
          <table:table-cell office:value-type="float" office:value="36.48">
            <text:p>36.4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152.89">
            <text:p>-152.89</text:p>
          </table:table-cell>
          <table:table-cell office:value-type="float" office:value="12.3">
            <text:p>12.3</text:p>
          </table:table-cell>
          <table:table-cell office:value-type="float" office:value="29.34">
            <text:p>29.3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130.67">
            <text:p>-130.67</text:p>
          </table:table-cell>
          <table:table-cell office:value-type="float" office:value="11.117">
            <text:p>11.117</text:p>
          </table:table-cell>
          <table:table-cell office:value-type="float" office:value="25.85">
            <text:p>25.8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114.7">
            <text:p>-114.7</text:p>
          </table:table-cell>
          <table:table-cell office:value-type="float" office:value="10.816">
            <text:p>10.816</text:p>
          </table:table-cell>
          <table:table-cell office:value-type="float" office:value="22.39">
            <text:p>22.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100.05">
            <text:p>-100.05</text:p>
          </table:table-cell>
          <table:table-cell office:value-type="float" office:value="9.12">
            <text:p>9.12</text:p>
          </table:table-cell>
          <table:table-cell office:value-type="float" office:value="19.25">
            <text:p>19.2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88.88">
            <text:p>-88.88</text:p>
          </table:table-cell>
          <table:table-cell office:value-type="float" office:value="8.59">
            <text:p>8.59</text:p>
          </table:table-cell>
          <table:table-cell office:value-type="float" office:value="18.06">
            <text:p>18.06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80.517">
            <text:p>-80.517</text:p>
          </table:table-cell>
          <table:table-cell office:value-type="float" office:value="7.28">
            <text:p>7.28</text:p>
          </table:table-cell>
          <table:table-cell office:value-type="float" office:value="15.216">
            <text:p>15.216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73.22">
            <text:p>-73.22</text:p>
          </table:table-cell>
          <table:table-cell office:value-type="float" office:value="6.68">
            <text:p>6.68</text:p>
          </table:table-cell>
          <table:table-cell office:value-type="float" office:value="13.59">
            <text:p>13.5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/>
          <table:table-cell office:value-type="float" office:value="-66.29">
            <text:p>-66.29</text:p>
          </table:table-cell>
          <table:table-cell office:value-type="float" office:value="6.2">
            <text:p>6.2</text:p>
          </table:table-cell>
          <table:table-cell office:value-type="float" office:value="12.3">
            <text:p>12.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256.27">
            <text:p>-256.27</text:p>
          </table:table-cell>
          <table:table-cell office:value-type="float" office:value="12.77">
            <text:p>12.77</text:p>
          </table:table-cell>
          <table:table-cell office:value-type="float" office:value="29.44">
            <text:p>29.44</text:p>
          </table:table-cell>
        </table:table-row>
        <table:table-row table:style-name="ro1">
          <table:table-cell table:number-columns-repeated="2"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220.96">
            <text:p>-220.96</text:p>
          </table:table-cell>
          <table:table-cell office:value-type="float" office:value="12.01">
            <text:p>12.01</text:p>
          </table:table-cell>
          <table:table-cell office:value-type="float" office:value="25.84">
            <text:p>25.8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193.54">
            <text:p>-193.54</text:p>
          </table:table-cell>
          <table:table-cell office:value-type="float" office:value="10.85">
            <text:p>10.85</text:p>
          </table:table-cell>
          <table:table-cell office:value-type="float" office:value="23.253">
            <text:p>23.2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170.795">
            <text:p>-170.795</text:p>
          </table:table-cell>
          <table:table-cell office:value-type="float" office:value="8.84">
            <text:p>8.84</text:p>
          </table:table-cell>
          <table:table-cell office:value-type="float" office:value="21.026">
            <text:p>21.02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150.75">
            <text:p>-150.75</text:p>
          </table:table-cell>
          <table:table-cell office:value-type="float" office:value="8.94">
            <text:p>8.94</text:p>
          </table:table-cell>
          <table:table-cell office:value-type="float" office:value="18.43">
            <text:p>18.4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135.75">
            <text:p>-135.75</text:p>
          </table:table-cell>
          <table:table-cell office:value-type="float" office:value="8.58">
            <text:p>8.58</text:p>
          </table:table-cell>
          <table:table-cell office:value-type="float" office:value="16.8551">
            <text:p>16.85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121.84">
            <text:p>-121.84</text:p>
          </table:table-cell>
          <table:table-cell office:value-type="float" office:value="7.95">
            <text:p>7.95</text:p>
          </table:table-cell>
          <table:table-cell office:value-type="float" office:value="14.31">
            <text:p>14.3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110.99">
            <text:p>-110.99</text:p>
          </table:table-cell>
          <table:table-cell office:value-type="float" office:value="7.5824">
            <text:p>7.5824</text:p>
          </table:table-cell>
          <table:table-cell office:value-type="float" office:value="14.0295">
            <text:p>14.029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/>
          <table:table-cell office:value-type="float" office:value="-101.53">
            <text:p>-101.53</text:p>
          </table:table-cell>
          <table:table-cell office:value-type="float" office:value="7.3">
            <text:p>7.3</text:p>
          </table:table-cell>
          <table:table-cell office:value-type="float" office:value="11.86">
            <text:p>11.8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271.93">
            <text:p>-271.93</text:p>
          </table:table-cell>
          <table:table-cell office:value-type="float" office:value="10.19">
            <text:p>10.19</text:p>
          </table:table-cell>
          <table:table-cell office:value-type="float" office:value="23.01">
            <text:p>23.0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244.21">
            <text:p>-244.21</text:p>
          </table:table-cell>
          <table:table-cell office:value-type="float" office:value="9.93">
            <text:p>9.93</text:p>
          </table:table-cell>
          <table:table-cell office:value-type="float" office:value="20.21">
            <text:p>20.21</text:p>
          </table:table-cell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220.02">
            <text:p>-220.02</text:p>
          </table:table-cell>
          <table:table-cell office:value-type="float" office:value="9.32">
            <text:p>9.32</text:p>
          </table:table-cell>
          <table:table-cell office:value-type="float" office:value="18.53">
            <text:p>18.5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198.46">
            <text:p>-198.46</text:p>
          </table:table-cell>
          <table:table-cell office:value-type="float" office:value="8.64">
            <text:p>8.64</text:p>
          </table:table-cell>
          <table:table-cell office:value-type="float" office:value="17.51">
            <text:p>17.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180.35">
            <text:p>-180.35</text:p>
          </table:table-cell>
          <table:table-cell office:value-type="float" office:value="8.1">
            <text:p>8.1</text:p>
          </table:table-cell>
          <table:table-cell office:value-type="float" office:value="15.43">
            <text:p>15.4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163.75">
            <text:p>-163.75</text:p>
          </table:table-cell>
          <table:table-cell office:value-type="float" office:value="7.9">
            <text:p>7.9</text:p>
          </table:table-cell>
          <table:table-cell office:value-type="float" office:value="15.11">
            <text:p>15.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149.46">
            <text:p>-149.46</text:p>
          </table:table-cell>
          <table:table-cell office:value-type="float" office:value="7.826">
            <text:p>7.826</text:p>
          </table:table-cell>
          <table:table-cell office:value-type="float" office:value="13.16">
            <text:p>13.16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/>
          <table:table-cell office:value-type="float" office:value="-137.8">
            <text:p>-137.8</text:p>
          </table:table-cell>
          <table:table-cell office:value-type="float" office:value="7.24">
            <text:p>7.24</text:p>
          </table:table-cell>
          <table:table-cell office:value-type="float" office:value="12.53">
            <text:p>12.53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6/05/2018</text:date>, <text:time>20:5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3:24.54</meta:creation-date>
    <dc:date>2018-06-05T20:54:48.64</dc:date>
    <meta:editing-duration>PT3H49M27S</meta:editing-duration>
    <meta:editing-cycles>18</meta:editing-cycles>
    <meta:generator>OpenOffice/4.1.5$Win32 OpenOffice.org_project/415m1$Build-9789</meta:generator>
    <meta:document-statistic meta:table-count="3" meta:cell-count="396" meta:object-count="0"/>
  </office:meta>
</office:document-meta>
</file>